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90e2c" officeooo:paragraph-rsid="00190e2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90e2c" officeooo:paragraph-rsid="00190e2c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90e2c" officeooo:paragraph-rsid="00190e2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90e2c" officeooo:paragraph-rsid="001c56c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a4159" officeooo:paragraph-rsid="001a415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c56c8" officeooo:paragraph-rsid="001c56c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20dd23" officeooo:paragraph-rsid="0020dd2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2973be" officeooo:paragraph-rsid="002973be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c093b" officeooo:paragraph-rsid="001c093b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rsid="001a4159" officeooo:paragraph-rsid="001ed4fa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weight="bold" officeooo:rsid="001a4159" officeooo:paragraph-rsid="001a4159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bold" officeooo:rsid="001c093b" officeooo:paragraph-rsid="001ed4fa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fo:font-weight="bold" officeooo:rsid="001e24a8" officeooo:paragraph-rsid="001ed4fa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fo:font-weight="bold" officeooo:rsid="00249d69" officeooo:paragraph-rsid="00249d69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font-weight="bold" officeooo:rsid="003e846c" officeooo:paragraph-rsid="003e846c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1pt" style:text-underline-style="solid" style:text-underline-width="bold" style:text-underline-color="font-color" fo:font-weight="normal" officeooo:rsid="00190e2c" officeooo:paragraph-rsid="00190e2c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style:text-underline-style="none" fo:font-weight="bold" officeooo:rsid="001ed4fa" officeooo:paragraph-rsid="001ed4fa" style:font-size-asian="9.60000038146973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1pt" style:text-underline-style="none" fo:font-weight="bold" officeooo:rsid="001ed4fa" officeooo:paragraph-rsid="0020dd23" style:font-size-asian="9.60000038146973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1pt" style:text-underline-style="none" fo:font-weight="bold" officeooo:rsid="002973be" officeooo:paragraph-rsid="002973be" style:font-size-asian="9.60000038146973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1pt" style:text-underline-style="none" fo:font-weight="bold" officeooo:rsid="002973be" officeooo:paragraph-rsid="002973be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1pt" style:text-underline-style="none" fo:font-weight="bold" officeooo:rsid="002d4e93" officeooo:paragraph-rsid="002d4e93" style:font-size-asian="11pt" style:font-weight-asian="bold" style:font-size-complex="11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1pt" style:text-underline-style="none" fo:font-weight="normal" officeooo:rsid="001ed4fa" officeooo:paragraph-rsid="001ed4fa" style:font-size-asian="9.60000038146973pt" style:font-weight-asian="normal" style:font-size-complex="11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1pt" style:text-underline-style="none" fo:font-weight="normal" officeooo:rsid="0020dd23" officeooo:paragraph-rsid="0020dd23" style:font-size-asian="9.60000038146973pt" style:font-weight-asian="normal" style:font-size-complex="11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20dd23" officeooo:paragraph-rsid="0020dd23" style:font-size-asian="9.60000038146973pt" style:font-weight-asian="normal" style:font-size-complex="11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1pt" style:text-underline-style="none" fo:font-weight="normal" officeooo:rsid="005046f9" officeooo:paragraph-rsid="005046f9" style:font-size-asian="9.60000038146973pt" style:font-weight-asian="normal" style:font-size-complex="11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1pt" style:text-underline-style="none" fo:font-weight="normal" officeooo:rsid="002973be" officeooo:paragraph-rsid="002973be" style:font-size-asian="11pt" style:font-weight-asian="normal" style:font-size-complex="11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font-size="11pt" style:text-underline-style="none" fo:font-weight="normal" officeooo:rsid="002d4e93" officeooo:paragraph-rsid="002d4e93" style:font-size-asian="11pt" style:font-weight-asian="normal" style:font-size-complex="11pt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fo:font-size="11pt" style:text-underline-style="none" fo:font-weight="normal" officeooo:rsid="002d4e93" officeooo:paragraph-rsid="005b230f" style:font-size-asian="11pt" style:font-weight-asian="normal" style:font-size-complex="11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fo:font-size="11pt" style:text-underline-style="none" fo:font-weight="normal" officeooo:rsid="00426455" officeooo:paragraph-rsid="005a90a6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c56c8" officeooo:paragraph-rsid="001c56c8" style:font-size-asian="11pt" style:font-weight-asian="normal" style:font-size-complex="11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1pt" style:text-underline-style="none" fo:font-weight="bold" officeooo:rsid="0020dd23" officeooo:paragraph-rsid="0020dd23" style:font-size-asian="9.60000038146973pt" style:font-weight-asian="bold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1pt" style:text-underline-style="none" fo:font-weight="bold" officeooo:rsid="00426455" officeooo:paragraph-rsid="005a90a6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1pt" style:text-underline-style="none" fo:font-weight="bold" officeooo:rsid="002d4e93" officeooo:paragraph-rsid="005b230f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1pt" fo:font-weight="bold" officeooo:rsid="0026338f" officeooo:paragraph-rsid="0026338f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41fb98" officeooo:paragraph-rsid="005a90a6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26338f" officeooo:paragraph-rsid="0026338f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24a8" style:font-weight-asian="normal" style:font-weight-complex="normal"/>
    </style:style>
    <style:style style:name="T3" style:family="text">
      <style:text-properties fo:font-weight="normal" officeooo:rsid="001ed4fa" style:font-weight-asian="normal" style:font-weight-complex="normal"/>
    </style:style>
    <style:style style:name="T4" style:family="text">
      <style:text-properties fo:font-weight="normal" officeooo:rsid="0020dd23" style:font-weight-asian="normal" style:font-weight-complex="normal"/>
    </style:style>
    <style:style style:name="T5" style:family="text">
      <style:text-properties fo:font-weight="normal" officeooo:rsid="0026338f" style:font-weight-asian="normal" style:font-weight-complex="normal"/>
    </style:style>
    <style:style style:name="T6" style:family="text">
      <style:text-properties fo:font-weight="normal" officeooo:rsid="005a90a6"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a4159" style:font-size-asian="11pt" style:font-size-complex="11pt"/>
    </style:style>
    <style:style style:name="T9" style:family="text">
      <style:text-properties fo:font-size="11pt" officeooo:rsid="001c093b" style:font-size-asian="11pt" style:font-size-complex="11pt"/>
    </style:style>
    <style:style style:name="T10" style:family="text">
      <style:text-properties fo:font-size="11pt" officeooo:rsid="005046f9" style:font-size-asian="11pt" style:font-size-complex="11pt"/>
    </style:style>
    <style:style style:name="T11" style:family="text">
      <style:text-properties fo:font-size="11pt" fo:font-weight="normal" officeooo:rsid="005046f9" style:font-size-asian="11pt" style:font-weight-asian="normal" style:font-size-complex="11pt" style:font-weight-complex="normal"/>
    </style:style>
    <style:style style:name="T12" style:family="text">
      <style:text-properties fo:font-size="11pt" fo:font-weight="bold" officeooo:rsid="001a4159" style:font-size-asian="11pt" style:font-weight-asian="bold" style:font-size-complex="11pt" style:font-weight-complex="bold"/>
    </style:style>
    <style:style style:name="T13" style:family="text">
      <style:text-properties fo:font-size="11pt" fo:font-weight="bold" officeooo:rsid="005046f9" style:font-size-asian="11pt" style:font-weight-asian="bold" style:font-size-complex="11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e24a8"/>
    </style:style>
    <style:style style:name="T16" style:family="text">
      <style:text-properties officeooo:rsid="001ed4fa"/>
    </style:style>
    <style:style style:name="T17" style:family="text">
      <style:text-properties officeooo:rsid="0020dd23"/>
    </style:style>
    <style:style style:name="T18" style:family="text">
      <style:text-properties officeooo:rsid="00249d69"/>
    </style:style>
    <style:style style:name="T19" style:family="text">
      <style:text-properties officeooo:rsid="0026338f"/>
    </style:style>
    <style:style style:name="T20" style:family="text">
      <style:text-properties officeooo:rsid="002d4e93"/>
    </style:style>
    <style:style style:name="T21" style:family="text">
      <style:text-properties officeooo:rsid="005046f9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officeooo:rsid="006ff044" style:font-weight-asian="normal" style:font-weight-complex="normal"/>
    </style:style>
    <style:style style:name="T25" style:family="text">
      <style:text-properties style:text-underline-style="none" officeooo:rsid="005b230f"/>
    </style:style>
    <style:style style:name="T26" style:family="text">
      <style:text-properties officeooo:rsid="00519be9"/>
    </style:style>
    <style:style style:name="T27" style:family="text">
      <style:text-properties officeooo:rsid="00539b15"/>
    </style:style>
    <style:style style:name="T28" style:family="text">
      <style:text-properties officeooo:rsid="005a90a6"/>
    </style:style>
    <style:style style:name="T29" style:family="text">
      <style:text-properties officeooo:rsid="005b230f"/>
    </style:style>
    <style:style style:name="T30" style:family="text">
      <style:text-properties officeooo:rsid="0061eb6a"/>
    </style:style>
    <style:style style:name="T31" style:family="text">
      <style:text-properties officeooo:rsid="0074e60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topher McCormick</text:p>
      <text:p text:style-name="P16"><text:span text:style-name="T31">https://linkedin.rommac100.com</text:span> <text:span text:style-name="T14">|</text:span> camccor7@asu.edu <text:span text:style-name="T14">|</text:span> (520) 661-2791 <text:span text:style-name="T14">|</text:span> Tempe, AZ </text:p>
      <text:p text:style-name="P6">Summary<text:tab/><text:tab/><text:tab/><text:tab/><text:tab/><text:tab/><text:tab/><text:tab/><text:tab/><text:tab/><text:tab/><text:tab/><text:tab/><text:tab/></text:p>
      <text:p text:style-name="P30">A Junior Electrical Engineering Student with <text:span text:style-name="T26">a background in</text:span> embedded system and RF development. Although, that does not stop <text:span text:style-name="T19">me</text:span> from indulging in other <text:span text:style-name="T21">topics</text:span> such as Quantum Mechanics, <text:span text:style-name="T19">Power Electronics and IT.</text:span></text:p>
      <text:p text:style-name="P4">Education<text:tab/><text:tab/><text:tab/><text:tab/><text:tab/><text:tab/><text:tab/><text:tab/><text:tab/><text:tab/><text:tab/><text:tab/><text:tab/><text:tab/></text:p>
      <text:p text:style-name="P2"><text:span text:style-name="T8">B.S.E</text:span><text:span text:style-name="T7"> in Electrical Engineering<text:tab/><text:tab/><text:tab/><text:tab/><text:tab/><text:tab/><text:tab/></text:span><text:span text:style-name="T9">Junior, Graduating in </text:span><text:span text:style-name="T11">Arizona State University<text:tab/></text:span><text:span text:style-name="T9"><text:tab/><text:tab/><text:tab/><text:tab/><text:tab/><text:tab/><text:tab/></text:span><text:span text:style-name="T7">May 2023</text:span></text:p>
      <text:p text:style-name="P3"><text:span text:style-name="T13">Focus</text:span><text:span text:style-name="T10">: Embedded Systems &amp; RF Design</text:span><text:span text:style-name="T7"><text:tab/><text:tab/><text:tab/><text:tab/><text:tab/><text:tab/></text:span><text:span text:style-name="T12">Tempe, AZ</text:span></text:p>
      <text:p text:style-name="P5">Technical Skills <text:s text:c="32"/><text:tab/><text:tab/><text:tab/><text:tab/><text:tab/><text:tab/><text:tab/><text:tab/><text:tab/><text:tab/></text:p>
      <text:p text:style-name="P10"><text:span text:style-name="T14">Programming: </text:span>C/C++ <text:span text:style-name="T15">(Proficient)</text:span>, Python <text:span text:style-name="T15">(Proficient)</text:span>, Java <text:span text:style-name="T15">(Proficient)</text:span>, <text:span text:style-name="T15"><text:s/></text:span><text:span text:style-name="T16">Assembly </text:span><text:span text:style-name="T15">(Intermedia</text:span><text:span text:style-name="T26">te</text:span><text:span text:style-name="T15">), </text:span>Bash <text:span text:style-name="T15">(Proficient)</text:span>, Matlab <text:span text:style-name="T15">(Proficient), </text:span><text:span text:style-name="T19">Verilog (Proficient), VHDL (Intermedia</text:span><text:span text:style-name="T26">te</text:span><text:span text:style-name="T19">), </text:span><text:span text:style-name="T26">Git (Proficient)</text:span></text:p>
      <text:p text:style-name="P11">Lab Equipment Experience: <text:span text:style-name="T1">Spectrum Analyzer </text:span><text:span text:style-name="T2">(Intermediate)</text:span><text:span text:style-name="T1">, Oscilloscope </text:span><text:span text:style-name="T2">(Proficient)</text:span><text:span text:style-name="T1">, Logic Analyzer </text:span><text:span text:style-name="T2">(Proficient)</text:span><text:span text:style-name="T1">, Multimeters </text:span><text:span text:style-name="T2">(Proficient).</text:span></text:p>
      <text:p text:style-name="P15">Operating System Experience: <text:span text:style-name="T1">Linux (Expert), Windows (Proficient), </text:span><text:span text:style-name="T6">Mac OS (Proficient)</text:span></text:p>
      <text:p text:style-name="P11">PCB <text:span text:style-name="T21">Design</text:span>: <text:span text:style-name="T1">KiCad </text:span><text:span text:style-name="T3">(Proficient)</text:span><text:span text:style-name="T1">, LTSpice </text:span><text:span text:style-name="T3">(Proficient),</text:span><text:span text:style-name="T15"> </text:span><text:span text:style-name="T2">Soldering (Proficient), SMD Rework (Proficient). </text:span></text:p>
      <text:p text:style-name="P12">3D Modeling:<text:span text:style-name="T1"> Fusion 360 </text:span><text:span text:style-name="T2">(Intermediate)</text:span></text:p>
      <text:p text:style-name="P14">3D Printing: <text:span text:style-name="T1">Filament Printing (FDM), Laser Sintering (SLA)</text:span></text:p>
      <text:p text:style-name="P13">Other: <text:span text:style-name="T1">Microsoft Office (Proficient)</text:span></text:p>
      <text:p text:style-name="P11">Certificates: <text:span text:style-name="T1">Amateur Radio License (KJ7TZG)</text:span></text:p>
      <text:p text:style-name="P9">Professional Experience<text:tab/><text:tab/><text:tab/><text:tab/><text:tab/><text:tab/><text:tab/><text:tab/><text:tab/><text:tab/><text:tab/><text:tab/></text:p>
      <text:p text:style-name="P17"><text:span text:style-name="T28">ASU </text:span>Interplanetary Initiative Lab: Research and Project Intern (20 – 30 hr./week)<text:tab/><text:span text:style-name="T1">09/2021 – Current</text:span></text:p>
      <text:list xml:id="list3052346968" text:style-name="L1">
        <text:list-item>
          <text:p text:style-name="P22">Software Development for <text:span text:style-name="T30">the LightCube and DORA Satellite.</text:span></text:p>
        </text:list-item>
        <text:list-item>
          <text:p text:style-name="P22">PCB Design for rapidly developed NASA funded project, <text:span text:style-name="T30">Exocam</text:span></text:p>
        </text:list-item>
        <text:list-item>
          <text:p text:style-name="P22">Lead Technician for RF Equipment and Vibration Testing System.</text:p>
        </text:list-item>
        <text:list-item>
          <text:p text:style-name="P31"><text:span text:style-name="T1">Contributed to Open Source Radio Development (</text:span><text:span text:style-name="T5">Planet </text:span><text:span text:style-name="T1">OpenLST Radio)</text:span></text:p>
        </text:list-item>
        <text:list-item>
          <text:p text:style-name="P22">Team Lead for Attitude Determination and Control System (ADCS) Test bed Development.</text:p>
        </text:list-item>
        <text:list-item>
          <text:p text:style-name="P23">Assist Students with Embedded Systems Development</text:p>
        </text:list-item>
      </text:list>
      <text:p text:style-name="P17">IT Summer Intern<text:span text:style-name="T1"> (40 hr./week)<text:tab/><text:tab/><text:tab/><text:tab/><text:tab/><text:tab/><text:tab/>05/2020 – 08/2020</text:span></text:p>
      <text:list xml:id="list3900649103" text:style-name="L2">
        <text:list-item>
          <text:p text:style-name="P24">Assisted with Local to Cloud based Data Migration.</text:p>
        </text:list-item>
        <text:list-item>
          <text:p text:style-name="P24">Developed Various scripts to accelerate the process as necessary.</text:p>
        </text:list-item>
      </text:list>
      <text:p text:style-name="P18"><text:span text:style-name="T30">ASU </text:span><text:span text:style-name="T17">Inventory Clerk</text:span><text:span text:style-name="T4"> </text:span><text:span text:style-name="T1">(</text:span><text:span text:style-name="T4">15-20</text:span><text:span text:style-name="T1"> hr./week)<text:tab/><text:tab/><text:tab/><text:tab/><text:tab/><text:tab/><text:tab/>0</text:span><text:span text:style-name="T4">8</text:span><text:span text:style-name="T1">/20</text:span><text:span text:style-name="T4">19</text:span><text:span text:style-name="T1"> – 0</text:span><text:span text:style-name="T4">9</text:span><text:span text:style-name="T1">/2020</text:span></text:p>
      <text:list xml:id="list132559899894671" text:continue-numbering="true" text:style-name="L2">
        <text:list-item>
          <text:p text:style-name="P24">Developed Various Excel and python scripts to accelerate inventorying process. </text:p>
        </text:list-item>
      </text:list>
      <text:p text:style-name="P8"><text:span text:style-name="T18">P</text:span>apers<text:tab/><text:tab/><text:tab/><text:tab/><text:tab/><text:tab/><text:tab/><text:tab/><text:tab/><text:tab/><text:tab/><text:tab/><text:tab/></text:p>
      <text:p text:style-name="P19">2021 Small Satellite Conference - Deployable Optical Receiver Array Cubesat </text:p>
      <text:list xml:id="list774525061" text:style-name="L3">
        <text:list-item>
          <text:p text:style-name="P25">Contributor for the UHF Radio Section</text:p>
        </text:list-item>
      </text:list>
      <text:p text:style-name="P7"><text:span text:style-name="T18">Side Projects</text:span><text:tab/><text:tab/><text:tab/><text:tab/><text:tab/><text:tab/><text:tab/><text:tab/><text:tab/><text:tab/><text:tab/><text:tab/><text:tab/><text:tab/></text:p>
      <text:p text:style-name="P20">RISC-V Experimentation:</text:p>
      <text:list xml:id="list569606023" text:style-name="L4">
        <text:list-item>
          <text:p text:style-name="P26">Explored the new ISA published <text:span text:style-name="T20">documentation </text:span><text:span text:style-name="T27">for beginners.</text:span></text:p>
        </text:list-item>
        <text:list-item>
          <text:p text:style-name="P26">Experimented with GPIO, PWM, I2C using assembly.</text:p>
        </text:list-item>
      </text:list>
      <text:p text:style-name="P21">FPGA Development:</text:p>
      <text:list xml:id="list2042416900" text:style-name="L5">
        <text:list-item>
          <text:p text:style-name="P27">Bit-Banged various communication protocols (Ethernet-IEE802.3, HDMI, VGA, SPI, I2C).</text:p>
        </text:list-item>
        <text:list-item>
          <text:p text:style-name="P27">Worked with both Altera and Xilinx FPGAs.</text:p>
        </text:list-item>
      </text:list>
      <text:p text:style-name="P33">Motherboard Repair:</text:p>
      <text:list xml:id="list3826200101" text:style-name="L7">
        <text:list-item>
          <text:p text:style-name="P28">Debugged and repaired <text:span text:style-name="T29">older server mothers with known </text:span><text:span text:style-name="T30">C</text:span><text:span text:style-name="T29">lock failures and published documentat</text:span><text:span text:style-name="T30">ion.</text:span></text:p>
        </text:list-item>
      </text:list>
      <text:p text:style-name="P35">Activities<text:tab/><text:tab/><text:tab/><text:tab/><text:tab/><text:tab/><text:tab/><text:tab/><text:tab/><text:tab/><text:tab/><text:tab/><text:tab/><text:tab/></text:p>
      <text:p text:style-name="P32">Sun Devil Satellite Laboratory<text:tab/><text:tab/><text:tab/><text:tab/><text:tab/><text:tab/><text:tab/><text:span text:style-name="T1">2020-2021</text:span></text:p>
      <text:list xml:id="list3289826840" text:style-name="L6">
        <text:list-item>
          <text:p text:style-name="P29">Team Member then Team Lead for Hyper<text:span text:style-name="T30">s</text:span>pectral Cube<text:span text:style-name="T28">s</text:span>at Project<text:tab/><text:tab/><text:tab/><text:tab/><text:tab/></text:p>
        </text:list-item>
      </text:list>
      <text:p text:style-name="P32">ASU Linux User Group Member <text:span text:style-name="T1"><text:tab/><text:tab/><text:tab/><text:tab/><text:tab/><text:tab/><text:tab/>2019-Current</text:span></text:p>
      <text:p text:style-name="P36"><text:span text:style-name="T19">P</text:span>ortfolio<text:tab/><text:tab/><text:tab/><text:tab/><text:tab/><text:tab/><text:tab/><text:tab/><text:tab/><text:tab/><text:tab/><text:tab/><text:tab/><text:tab/></text:p>
      <text:p text:style-name="P34"><text:span text:style-name="T22">Github – </text:span><text:a xlink:type="simple" xlink:href="https://github.rommac100.com/" text:style-name="Internet_20_link" text:visited-style-name="Visited_20_Internet_20_Link"><text:span text:style-name="T23">https://</text:span></text:a><text:a xlink:type="simple" xlink:href="https://github.rommac100.com/" text:style-name="Internet_20_link" text:visited-style-name="Visited_20_Internet_20_Link"><text:span text:style-name="T24">github.rommac100.com</text:span></text:a><text:span text:style-name="T24"> </text:span><text:span text:style-name="T25">| </text:span><text:span text:style-name="T22">Website – </text:span><text:a xlink:type="simple" xlink:href="https://blog.rommac100.com/" text:style-name="Internet_20_link" text:visited-style-name="Visited_20_Internet_20_Link">https://blog.rommac100.com</text:a><text:span text:style-name="T24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5T11:43:03.277991537</meta:creation-date>
    <dc:date>2022-01-20T13:25:58.724092036</dc:date>
    <meta:editing-duration>PT3H38M33S</meta:editing-duration>
    <meta:editing-cycles>28</meta:editing-cycles>
    <meta:generator>LibreOffice/7.2.5.2.0$Linux_X86_64 LibreOffice_project/20$Build-2</meta:generator>
    <meta:document-statistic meta:table-count="0" meta:image-count="0" meta:object-count="0" meta:page-count="1" meta:paragraph-count="47" meta:word-count="364" meta:character-count="2937" meta:non-whitespace-character-count="2438"/>
  </office:meta>
</office:document-meta>
</file>